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9d51" officeooo:paragraph-rsid="00039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grama de clase información sobre las personas que parcicipan en una pelicula (actores, directori..)</text:p>
      <text:p text:style-name="P1">de cada </text:p>
      <text:p text:style-name="P1">- pelicula se almacena: El titulo, sipnosis, año,genero,pais.</text:p>
      <text:p text:style-name="P1">- Valor del genero puede ser: drama, comedia, acción, terror, romance, aventura, ciencia Ficción.</text:p>
      <text:p text:style-name="P1">- Sobre las personas que participan en la pelicula es necesario conocer: Nombre, apellido, fecha nacimiento, nacionalidad.</text:p>
      <text:p text:style-name="P1">·Una pelicula tiene almenos un director y un gionista.</text:p>
      <text:p text:style-name="P1">·Una persona se cosidera actor si ha participado en almenos una pelicula.</text:p>
      <text:p text:style-name="P1">·Una pelicula puede tener asociado varios trailers que son editatod por una o mas personas y no existe el trailer hasta que no existe la pelicula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08:41:18.857410534</meta:creation-date>
    <dc:date>2021-12-13T08:46:35.761262289</dc:date>
    <meta:editing-duration>PT5M17S</meta:editing-duration>
    <meta:editing-cycles>1</meta:editing-cycles>
    <meta:document-statistic meta:table-count="0" meta:image-count="0" meta:object-count="0" meta:page-count="1" meta:paragraph-count="8" meta:word-count="102" meta:character-count="663" meta:non-whitespace-character-count="568"/>
    <meta:generator>LibreOffice/7.0.4.2$Linux_X86_64 LibreOffice_project/00$Build-2</meta:generator>
  </office:meta>
</office:document-meta>
</file>